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ing_20_4">
      <style:text-properties fo:color="#000000"/>
    </style:style>
    <style:style style:name="P2" style:family="paragraph" style:parent-style-name="Monospace">
      <style:text-properties fo:color="#000000"/>
    </style:style>
    <style:style style:name="P3" style:family="paragraph" style:parent-style-name="Text_20_body">
      <style:text-properties fo:color="#000000"/>
    </style:style>
    <style:style style:name="T1" style:family="text">
      <style:text-properties fo:language="en" fo:country="GB"/>
    </style:style>
    <style:style style:name="T2" style:family="text">
      <style:text-properties fo:color="#000000" style:text-underline-style="none"/>
    </style:style>
    <style:style style:name="T3" style:family="text">
      <style:text-properties fo:color="#000000" style:text-underline-style="none"/>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oubleshooting</text:h>
      <text:h text:style-name="P1" text:outline-level="4">Problem: When trying to send a test e-mail alert, a message similar to the following appears:</text:h>
      <text:p text:style-name="P2">Could not send the email. Please ensure you are connected to the internet. Error: SMTP instance has no attribute 'sock'</text:p>
      <text:p text:style-name="P3">or</text:p>
      <text:p text:style-name="P2">Could not send the email. <text:s/>Please ensure you are connected to the internet. Error: SMTP AUTH extension not supported by server</text:p>
      <text:p text:style-name="P3">Solution: The SMTP server settings are wrong. Note that many ISP's do not require a user name &amp; password for the SMTP server. Try leaving these settings blank.</text:p>
      <text:h text:style-name="Heading_20_4" text:outline-level="4">E-mail Clients that Store Messages in a Single File</text:h>
      <text:p text:style-name="Text_20_body">Some e-mail clients (<text:span text:style-name="T1">e.g.</text:span> <text:a xlink:type="simple" xlink:href="http://www.ritlabs.com/en/products/thebat/" office:name="Home page of The Bat! e-mail client" office:target-frame-name="_top" xlink:show="replace">The Bat!</text:a>) store all messages in a single file. Others store each e-mail as a <text:span text:style-name="T1">separate</text:span> file. If ClamWin finds a virus attached to an e-mail, it will consider the entire file (<text:span text:style-name="T1">i.e.</text:span> all the e-mails in that file) to be infected. Therefore, the entire file will be removed or moved to quarantine. You may wish to set the Filters (see the instructions on configuring ClamWin) so that these files are not scanned.</text:p>
      <text:p text:style-name="Text_20_body">Users of The Bat! may be interested to know that Marco Pontello has written a plug-in that allows The Bat! to use ClamWin to scan attachments. More details are available at <text:a xlink:type="simple" xlink:href="http://mark0.net/plugins-tb-tbclamwin-e.html">Marco's web site</text:a>.</text:p>
      <text:h text:style-name="Heading_20_4" text:outline-level="4">Conflicts with ActivePython</text:h>
      <text:p text:style-name="Text_20_body">Having python installed should not be a problem if you have python 2.3 and pywin32-201 (<text:a xlink:type="simple" xlink:href="http://sourceforge.net/projects/pywin32/" office:name="Python Extensions for Windows">http://sourceforge.net/projects/pywin32/</text:a>) installed. It seems that versions of ActiveState python that come with win32all-163 (now pywin32) create a dll conflict. So if you have ActivePython 2.3, just install pywin32 and it should be fine.</text:p>
      <text:h text:style-name="Heading_20_4" text:outline-level="4">Outlook does not Restore When Minimised</text:h>
      <text:p text:style-name="Text_20_body">When ClamWin is installed, Outlook 2000 may not restore properly from being minimised. Installing Office 2000 Service Release 1a (SR1a) will fix this problem, and is generally recommended, as it includes a number of bug fixes and security fixes. Full details and downloads are available at <text:a xlink:type="simple" xlink:href="http://www.microsoft.com/downloads/details.aspx?FamilyID=AF6C8D03-7633-45B4-AB96-795EE656F2A2&amp;displaylang=EN"><text:span text:style-name="T2">http://www.microsoft.com/downloads/details.aspx?FamilyID=AF6C8D03-7633-45B4-AB96-795EE656F2A2&amp;displaylang=EN</text:span></text:a><text:span text:style-name="T3"> or </text:span><text:a xlink:type="simple" xlink:href="http://tinyurl.com/xsyx"><text:span text:style-name="T2">http://tinyurl.com/xsyx</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Bitstream Vera Sans Mono"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Alex Cherney</dc:creator>
    <dc:date>2006-03-28T22:09:26</dc:date>
    <dc:language>en-GB</dc:language>
    <meta:editing-cycles>44</meta:editing-cycles>
    <meta:editing-duration>PT2H27M13S</meta:editing-duration>
    <meta:user-defined meta:name="Info 1"/>
    <meta:user-defined meta:name="Info 2"/>
    <meta:user-defined meta:name="Info 3"/>
    <meta:user-defined meta:name="Info 4"/>
    <meta:document-statistic meta:table-count="0" meta:image-count="0" meta:object-count="0" meta:page-count="1" meta:paragraph-count="13" meta:word-count="337" meta:character-count="2005"/>
  </office:meta>
</office:document-meta>
</file>